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3b28" officeooo:paragraph-rsid="001c3b28"/>
    </style:style>
    <style:style style:name="P2" style:family="paragraph" style:parent-style-name="Standard">
      <style:text-properties officeooo:rsid="001c779f" officeooo:paragraph-rsid="001c779f"/>
    </style:style>
    <style:style style:name="P3" style:family="paragraph" style:parent-style-name="Standard">
      <style:text-properties officeooo:rsid="001f0c73" officeooo:paragraph-rsid="001f0c7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0db55" officeooo:paragraph-rsid="0020db55" style:font-weight-asian="bold" style:font-weight-complex="bold"/>
    </style:style>
    <style:style style:name="T1" style:family="text">
      <style:text-properties officeooo:rsid="001c779f"/>
    </style:style>
    <style:style style:name="T2" style:family="text">
      <style:text-properties officeooo:rsid="001d7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bres: Jesús Rodríguez Heras, Juan Pedro Rodríguez Gracia y Gabriel Sánchez Reina.</text:p>
      <text:p text:style-name="P3"/>
      <text:p text:style-name="P4">ASRC: Práctica 7</text:p>
      <text:p text:style-name="P1"/>
      <text:p text:style-name="P1">1.) Creamos el servidor y un agente en linux.</text:p>
      <text:p text:style-name="P1"/>
      <text:p text:style-name="P1">2.) <text:span text:style-name="T1">Observaciones: Al conectarnos al servidor desde un agente, podemos ver como en el servidor sale toda la información detallada tanto hardware como software del ordenador agente.</text:span></text:p>
      <text:p text:style-name="P2">En un entorno <text:span text:style-name="T2">enfocado a la vida </text:span>real <text:span text:style-name="T2">(o empresarial)</text:span>, se puede usar para comprobar si todos los dispositivos de una red tienen la misma versión del sistema operativo o la misma versión de un programa que sea necesario en nuestra empresa <text:span text:style-name="T2">y saber si un nuevo programa es compatible con el resto de dispositivos que tenemos en nuestra empresa.</text:span></text:p>
      <text:p text:style-name="P1"/>
      <text:p text:style-name="P1">3.) Se podría hacer un pequeño script que se conecte por ssh a los dispositivos agentes e instalar en ellos los agentes <text:span text:style-name="T1">o igual, con un LDAP. Con ambas soluciones, podríamos usarlo tanto para linux como para windo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7:39:43.520211381</meta:creation-date>
    <dc:date>2018-04-26T18:15:41.128959662</dc:date>
    <meta:editing-duration>PT4M16S</meta:editing-duration>
    <meta:editing-cycles>5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6" meta:word-count="149" meta:character-count="882" meta:non-whitespace-character-count="739"/>
  </office:meta>
</office:document-meta>
</file>